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PartOperation.evaluate( String [ ] groups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tePartOperation.DeletePartOperation( String pattern ,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